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Italic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0cd2" officeooo:paragraph-rsid="000a0cd2" style:font-weight-asian="bold" style:font-weight-complex="bold"/>
    </style:style>
    <style:style style:name="P2" style:family="paragraph" style:parent-style-name="Standard" style:master-page-name="abstrak">
      <style:paragraph-properties fo:text-align="center" style:justify-single-word="false" style:page-number="auto"/>
      <style:text-properties fo:font-weight="bold" officeooo:rsid="000a0cd2" officeooo:paragraph-rsid="000a0cd2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.801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0a0cd2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ize="12pt" style:font-size-asian="12pt"/>
    </style:style>
    <style:style style:name="T3" style:family="text">
      <style:text-properties fo:color="#000000" loext:opacity="100%" style:font-name="Times New Roman" fo:font-size="12pt" style:font-size-asian="12pt" style:font-size-complex="12pt"/>
    </style:style>
    <style:style style:name="T4" style:family="text">
      <style:text-properties fo:color="#000000" loext:opacity="100%" style:font-name="Times New Roman" fo:font-size="12pt" fo:font-style="italic" style:font-size-asian="12pt" style:font-style-asian="italic" style:font-size-complex="12pt"/>
    </style:style>
    <style:style style:name="T5" style:family="text">
      <style:text-properties fo:color="#000000" loext:opacity="100%"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6" style:family="text">
      <style:text-properties fo:color="#000000" loext:opacity="100%" style:font-name="Times New Roman" fo:font-size="12pt" fo:font-style="italic" fo:font-weight="normal" officeooo:rsid="000a0cd2" style:font-size-asian="12pt" style:font-style-asian="italic" style:font-weight-asian="normal" style:font-size-complex="12pt" style:font-weight-complex="normal"/>
    </style:style>
    <style:style style:name="T7" style:family="text"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loext:opacity="100%" style:font-name="Times New Roman" fo:font-size="12pt" fo:font-weight="normal" officeooo:rsid="000a0cd2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Times New Roman1" fo:font-size="12pt" fo:font-style="italic" style:font-size-asian="12pt" style:font-style-asian="italic" style:font-size-complex="12pt"/>
    </style:style>
    <style:style style:name="T10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STRAK</text:p>
      <text:p text:style-name="P1"/>
      <text:p text:style-name="P3"><text:span text:style-name="T10"><text:s/></text:span><text:span text:style-name="Default_20_Paragraph_20_Font"><text:span text:style-name="T3">Mahasiswa sebagai </text:span></text:span><text:span text:style-name="Default_20_Paragraph_20_Font"><text:span text:style-name="T9">agent of change </text:span></text:span><text:span text:style-name="Default_20_Paragraph_20_Font"><text:span text:style-name="T3">adalah sebuah slogan yang sering didengar. Mahasiswa sebagai komponen terbesar dan kampus mempunyai peran yang besar dalam perkembangan kampus ataupun negara dengan menyampaikan ide-ide yang membangun.</text:span></text:span><text:span text:style-name="Default_20_Paragraph_20_Font"><text:span text:style-name="T1"> Organisasi Mahasiswa di Universitas Banten Jaya saat ini dalam hal pengelolaan administrasi seperti surat-menyurat, pengajuan dana, proposal, pengumuman, undangan, informasi kegiatan dan lain sebagainya masih menggunakan sistem manual yang banyak menggunakan kertas sehingga rentan terhadap kekeliruan penyimpanan data, s</text:span></text:span><text:span text:style-name="Default_20_Paragraph_20_Font"><text:span text:style-name="T3">eluruh administrasi kegiatan akan diarsipkan dan dijadikan acuan dalam pelaksanaan kegiatan bagi setiap organisasi mahasiswa pada periode selanjutnya. <text:s/>Terlebih lagi tidak adanya cadangan arsip yang dibuat yang bisa menyebabkan kesalahan informasi saat pembuatan laporan akhir tahun</text:span></text:span><text:span text:style-name="Default_20_Paragraph_20_Font"><text:span text:style-name="T1">. </text:span></text:span><text:span text:style-name="Default_20_Paragraph_20_Font"><text:span text:style-name="T8">Untuk itu, diperlukan sistem terkomputerisasi guna mendapatkan informasi yang efektif dan efisien. Sistem Informasi Monitoring Organisasi Mahasiswa berperan sebagai sarana pendukung jalannya keorganisasian berbasis web sehingga dapat diakses secara </text:span></text:span><text:span text:style-name="Default_20_Paragraph_20_Font"><text:span text:style-name="T6">online</text:span></text:span><text:span text:style-name="Default_20_Paragraph_20_Font"><text:span text:style-name="T8"> dengan berbagai fitur layanan yang saling terintegritas antar satu dengan yang lainnya. Sistem informasi ini mengguankan metode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Italic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bstrak" style:page-layout-name="Mpm2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5T11:58:37.435000000</meta:creation-date>
    <dc:date>2021-01-05T12:12:31.705000000</dc:date>
    <meta:editing-duration>PT13M55S</meta:editing-duration>
    <meta:editing-cycles>1</meta:editing-cycles>
    <meta:document-statistic meta:table-count="0" meta:image-count="0" meta:object-count="0" meta:page-count="1" meta:paragraph-count="2" meta:word-count="153" meta:character-count="1232" meta:non-whitespace-character-count="1079"/>
    <meta:generator>LibreOffice/7.0.1.2$Windows_x86 LibreOffice_project/7cbcfc562f6eb6708b5ff7d7397325de9e764452</meta:generator>
  </office:meta>
</office:document-meta>
</file>